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3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3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3" svg:x1="0.1902in" svg:y1="0.1445in" svg:x2="1.8382in" svg:y2="0.1425in"><text:p/></draw:line><draw:line text:anchor-type="paragraph" draw:z-index="26" draw:name="Shape3_21" draw:style-name="gr1" draw:text-style-name="P73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25:29.339000000</dc:date>
    <meta:editing-duration>P1DT20H57M43S</meta:editing-duration>
    <meta:editing-cycles>1027</meta:editing-cycles>
    <meta:document-statistic meta:table-count="7" meta:image-count="0" meta:object-count="0" meta:page-count="4" meta:paragraph-count="124" meta:word-count="412" meta:character-count="2707" meta:non-whitespace-character-count="2274"/>
  </office:meta>
</office:document-meta>
</file>